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36">
      <style:table-cell-properties fo:background-color="transparent"/>
    </style:style>
    <style:style style:name="ce6" style:family="table-cell" style:parent-style-name="Default" style:data-style-name="N36"/>
    <style:style style:name="ce7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</style:style>
    <style:style style:name="ce8" style:family="table-cell" style:parent-style-name="Normal_32_2" style:data-style-name="N36">
      <style:table-cell-properties style:vertical-align="automatic" fo:background-color="transparent"/>
    </style:style>
    <style:style style:name="ce9" style:family="table-cell" style:parent-style-name="Default" style:data-style-name="N2">
      <style:table-cell-properties fo:background-color="transparent"/>
    </style:style>
    <style:style style:name="ce10" style:family="table-cell" style:parent-style-name="Normal_32_2" style:data-style-name="N2">
      <style:table-cell-properties style:vertical-align="automatic" fo:background-color="transparent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automatic"/>
    </style:style>
    <style:style style:name="ce14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/>
    <style:style style:name="co1" style:family="table-column">
      <style:table-column-properties fo:break-before="auto" style:column-width="2.090208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5929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2">
            <text:p>Tareas</text:p>
          </table:table-cell>
          <table:table-cell office:value-type="string" table:number-columns-spanned="5" table:number-rows-spanned="1" table:style-name="ce11">
            <text:p>Descripcion</text:p>
          </table:table-cell>
          <table:covered-table-cell table:number-columns-repeated="4"/>
          <table:table-cell office:value-type="string" table:style-name="ce1">
            <text:p><text:s/>duracion (dias)</text:p>
          </table:table-cell>
          <table:table-cell office:value-type="string" table:style-name="ce2">
            <text:p>fecha inicio</text:p>
          </table:table-cell>
          <table:table-cell office:value-type="string" table:style-name="ce2">
            <text:p>fecha termino<text:s/></text:p>
          </table:table-cell>
          <table:table-cell table:style-name="ce1">
            <draw:frame draw:z-index="1" draw:id="id0" draw:style-name="a0" draw:name="Gráfico 1" svg:x="0.88542in" svg:y="0.0833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string" table:style-name="ce2">
            <text:p>T-1</text:p>
          </table:table-cell>
          <table:table-cell office:value-type="string" table:number-columns-spanned="5" table:number-rows-spanned="1" table:style-name="ce12">
            <text:p>toma de requerimientos "Paguina Web venta de pasajes"</text:p>
          </table:table-cell>
          <table:covered-table-cell table:number-columns-repeated="4"/>
          <table:table-cell office:value-type="float" office:value="1" table:style-name="ce4">
            <text:p>1</text:p>
          </table:table-cell>
          <table:table-cell office:value-type="date" office:date-value="2016-09-15T00:00:00" table:style-name="ce5">
            <text:p>15-sept</text:p>
          </table:table-cell>
          <table:table-cell office:value-type="date" office:date-value="2016-09-15T00:00:00" table:style-name="ce5">
            <text:p>15-sep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-2</text:p>
          </table:table-cell>
          <table:table-cell office:value-type="string" table:number-columns-spanned="5" table:number-rows-spanned="1" table:style-name="ce12">
            <text:p>instalacion de programas nesesarios para proyecto<text:s/></text:p>
          </table:table-cell>
          <table:covered-table-cell table:number-columns-repeated="4"/>
          <table:table-cell office:value-type="float" office:value="2" table:style-name="ce4">
            <text:p>2</text:p>
          </table:table-cell>
          <table:table-cell office:value-type="date" office:date-value="2016-09-16T00:00:00" table:style-name="ce5">
            <text:p>16-sept</text:p>
          </table:table-cell>
          <table:table-cell office:value-type="date" office:date-value="2016-09-17T00:00:00" table:style-name="ce5">
            <text:p>17-sep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-3</text:p>
          </table:table-cell>
          <table:table-cell office:value-type="string" table:number-columns-spanned="5" table:number-rows-spanned="1" table:style-name="ce12">
            <text:p>desarrollo de base de datos<text:s/></text:p>
          </table:table-cell>
          <table:covered-table-cell table:number-columns-repeated="4"/>
          <table:table-cell office:value-type="float" office:value="4" table:style-name="ce4">
            <text:p>4</text:p>
          </table:table-cell>
          <table:table-cell office:value-type="date" office:date-value="2016-09-18T00:00:00" table:style-name="ce5">
            <text:p>18-sept</text:p>
          </table:table-cell>
          <table:table-cell office:value-type="date" office:date-value="2016-09-22T00:00:00" table:style-name="ce5">
            <text:p>22-sep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-4</text:p>
          </table:table-cell>
          <table:table-cell office:value-type="string" table:number-columns-spanned="5" table:number-rows-spanned="1" table:style-name="ce12">
            <text:p>creacion de interfaz de loging usuario</text:p>
          </table:table-cell>
          <table:covered-table-cell table:number-columns-repeated="4"/>
          <table:table-cell office:value-type="float" office:value="2" table:style-name="ce4">
            <text:p>2</text:p>
          </table:table-cell>
          <table:table-cell office:value-type="date" office:date-value="2016-09-25T00:00:00" table:style-name="ce5">
            <text:p>25-sept</text:p>
          </table:table-cell>
          <table:table-cell office:value-type="date" office:date-value="2016-09-27T00:00:00" table:style-name="ce5">
            <text:p>27-sep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-5</text:p>
          </table:table-cell>
          <table:table-cell office:value-type="string" table:number-columns-spanned="5" table:number-rows-spanned="1" table:style-name="ce12">
            <text:p>programacion para registrar usuarios</text:p>
          </table:table-cell>
          <table:covered-table-cell table:number-columns-repeated="4"/>
          <table:table-cell office:value-type="float" office:value="3" table:style-name="ce2">
            <text:p>3</text:p>
          </table:table-cell>
          <table:table-cell office:value-type="date" office:date-value="2016-09-29T00:00:00" table:style-name="ce6">
            <text:p>29-sept</text:p>
          </table:table-cell>
          <table:table-cell office:value-type="date" office:date-value="2016-10-02T00:00:00" table:style-name="ce6">
            <text:p>02-oc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-6</text:p>
          </table:table-cell>
          <table:table-cell office:value-type="string" table:number-columns-spanned="5" table:number-rows-spanned="1" table:style-name="ce13">
            <text:p>programacion de interfaz para usuarios clientes<text:s/></text:p>
          </table:table-cell>
          <table:covered-table-cell table:number-columns-repeated="4"/>
          <table:table-cell office:value-type="float" office:value="5" table:style-name="ce4">
            <text:p>5</text:p>
          </table:table-cell>
          <table:table-cell office:value-type="date" office:date-value="2016-10-03T00:00:00" table:style-name="ce5">
            <text:p>03-oct</text:p>
          </table:table-cell>
          <table:table-cell office:value-type="date" office:date-value="2016-10-08T00:00:00" table:style-name="ce5">
            <text:p>08-oc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-7</text:p>
          </table:table-cell>
          <table:table-cell office:value-type="string" table:number-columns-spanned="5" table:number-rows-spanned="1" table:style-name="ce14">
            <text:p>creacion del contrato para cliente</text:p>
          </table:table-cell>
          <table:covered-table-cell table:number-columns-repeated="4"/>
          <table:table-cell office:value-type="float" office:value="4" table:style-name="ce4">
            <text:p>4</text:p>
          </table:table-cell>
          <table:table-cell office:value-type="date" office:date-value="2016-10-09T00:00:00" table:style-name="ce5">
            <text:p>09-oct</text:p>
          </table:table-cell>
          <table:table-cell office:value-type="date" office:date-value="2016-10-13T00:00:00" table:style-name="ce5">
            <text:p>13-oc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-8</text:p>
          </table:table-cell>
          <table:table-cell office:value-type="string" table:number-columns-spanned="5" table:number-rows-spanned="1" table:style-name="ce14">
            <text:p>firma del contrato con cliente</text:p>
          </table:table-cell>
          <table:covered-table-cell table:number-columns-repeated="4"/>
          <table:table-cell office:value-type="float" office:value="1" table:style-name="ce4">
            <text:p>1</text:p>
          </table:table-cell>
          <table:table-cell office:value-type="date" office:date-value="2016-10-15T00:00:00" table:style-name="ce5">
            <text:p>15-oct</text:p>
          </table:table-cell>
          <table:table-cell office:value-type="date" office:date-value="2016-10-16T00:00:00" table:style-name="ce5">
            <text:p>16-oc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-9</text:p>
          </table:table-cell>
          <table:table-cell office:value-type="string" table:number-columns-spanned="5" table:number-rows-spanned="1" table:style-name="ce12">
            <text:p>programacion para gestion de compra de pasajes</text:p>
          </table:table-cell>
          <table:covered-table-cell table:number-columns-repeated="4"/>
          <table:table-cell office:value-type="float" office:value="7" table:style-name="ce4">
            <text:p>7</text:p>
          </table:table-cell>
          <table:table-cell office:value-type="date" office:date-value="2016-10-19T00:00:00" table:style-name="ce5">
            <text:p>19-oct</text:p>
          </table:table-cell>
          <table:table-cell office:value-type="date" office:date-value="2016-10-26T00:00:00" table:style-name="ce5">
            <text:p>26-oc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-10</text:p>
          </table:table-cell>
          <table:table-cell office:value-type="string" table:number-columns-spanned="5" table:number-rows-spanned="1" table:style-name="ce12">
            <text:p>modelado de datos</text:p>
          </table:table-cell>
          <table:covered-table-cell table:number-columns-repeated="4"/>
          <table:table-cell office:value-type="float" office:value="3" table:style-name="ce4">
            <text:p>3</text:p>
          </table:table-cell>
          <table:table-cell office:value-type="date" office:date-value="2016-10-31T00:00:00" table:style-name="ce5">
            <text:p>31-oct</text:p>
          </table:table-cell>
          <table:table-cell office:value-type="date" office:date-value="2016-11-03T00:00:00" table:style-name="ce5">
            <text:p>03-nov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-11</text:p>
          </table:table-cell>
          <table:table-cell office:value-type="string" table:style-name="ce3">
            <text:p>gestion de pruebas de proyecto</text:p>
          </table:table-cell>
          <table:table-cell table:number-columns-repeated="4" table:style-name="ce3"/>
          <table:table-cell office:value-type="float" office:value="5" table:style-name="ce4">
            <text:p>5</text:p>
          </table:table-cell>
          <table:table-cell office:value-type="date" office:date-value="2016-11-13T00:00:00" table:style-name="ce5">
            <text:p>13-nov</text:p>
          </table:table-cell>
          <table:table-cell office:value-type="date" office:date-value="2016-11-18T00:00:00" table:style-name="ce5">
            <text:p>18-nov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-12</text:p>
          </table:table-cell>
          <table:table-cell office:value-type="string" table:number-columns-spanned="5" table:number-rows-spanned="1" table:style-name="ce12">
            <text:p>entrega de prototipo de proyecto<text:s/></text:p>
          </table:table-cell>
          <table:covered-table-cell table:number-columns-repeated="4"/>
          <table:table-cell office:value-type="float" office:value="1" table:style-name="ce4">
            <text:p>1</text:p>
          </table:table-cell>
          <table:table-cell office:value-type="date" office:date-value="2016-11-22T00:00:00" table:style-name="ce5">
            <text:p>22-nov</text:p>
          </table:table-cell>
          <table:table-cell office:value-type="date" office:date-value="2016-11-23T00:00:00" table:style-name="ce5">
            <text:p>23-nov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-13</text:p>
          </table:table-cell>
          <table:table-cell office:value-type="string" table:number-columns-spanned="5" table:number-rows-spanned="1" table:style-name="ce12">
            <text:p>entrega de proyecto paguina web venta pasajes</text:p>
          </table:table-cell>
          <table:covered-table-cell table:number-columns-repeated="4"/>
          <table:table-cell office:value-type="float" office:value="1" table:style-name="ce4">
            <text:p>1</text:p>
          </table:table-cell>
          <table:table-cell office:value-type="date" office:date-value="2016-11-28T00:00:00" table:style-name="ce5">
            <text:p>28-nov</text:p>
          </table:table-cell>
          <table:table-cell office:value-type="date" office:date-value="2016-11-29T00:00:00" table:style-name="ce5">
            <text:p>29-nov</text:p>
          </table:table-cell>
          <table:table-cell table:number-columns-repeated="16375"/>
        </table:table-row>
        <table:table-row table:style-name="ro1">
          <table:table-cell table:style-name="ce7"/>
          <table:table-cell table:number-columns-spanned="5" table:number-rows-spanned="1" table:style-name="ce14"/>
          <table:covered-table-cell table:number-columns-repeated="4"/>
          <table:table-cell table:style-name="ce7"/>
          <table:table-cell table:number-columns-repeated="2" table:style-name="ce8"/>
          <table:table-cell table:number-columns-repeated="16375"/>
        </table:table-row>
        <table:table-row table:style-name="ro1">
          <table:table-cell table:style-name="ce7"/>
          <table:table-cell table:number-columns-spanned="5" table:number-rows-spanned="1" table:style-name="ce14"/>
          <table:covered-table-cell table:number-columns-repeated="4"/>
          <table:table-cell table:style-name="ce7"/>
          <table:table-cell table:number-columns-repeated="2" table:style-name="ce8"/>
          <table:table-cell table:number-columns-repeated="16375"/>
        </table:table-row>
        <table:table-row table:style-name="ro1">
          <table:table-cell/>
          <table:table-cell table:number-columns-spanned="5" table:number-rows-spanned="1" table:style-name="ce15"/>
          <table:covered-table-cell table:number-columns-repeated="4"/>
          <table:table-cell table:number-columns-repeated="16378" table:style-name="ce1"/>
        </table:table-row>
        <table:table-row table:style-name="ro1">
          <table:table-cell/>
          <table:table-cell table:number-columns-spanned="5" table:number-rows-spanned="1" table:style-name="ce15"/>
          <table:covered-table-cell table:number-columns-repeated="4"/>
          <table:table-cell table:number-columns-repeated="16378" table:style-name="ce1"/>
        </table:table-row>
        <table:table-row table:style-name="ro1">
          <table:table-cell/>
          <table:table-cell table:number-columns-spanned="5" table:number-rows-spanned="1" table:style-name="ce15"/>
          <table:covered-table-cell table:number-columns-repeated="4"/>
          <table:table-cell table:style-name="ce1"/>
          <table:table-cell table:style-name="ce9"/>
          <table:table-cell table:style-name="ce10"/>
          <table:table-cell table:number-columns-repeated="16375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426</meta:generator>
    <meta:initial-creator>Alexis</meta:initial-creator>
    <dc:creator>felipe andrés aliaga zúñiga</dc:creator>
    <meta:creation-date>2016-10-31T16:12:32Z</meta:creation-date>
    <dc:date>2016-11-22T18:23:4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 number:style="long"/>
      <number:text>-</number:text>
      <number:month number:textual="true"/>
    </number:date-style>
    <style:style style:family="chart" style:name="Plt0">
      <style:chart-properties chart:three-dimensional="false" chart:deep="false" chart:vertical="true" chart:stacked="true" chart:auto-position="true"/>
      <style:graphic-properties draw:fill="solid" draw:fill-color="#0d0d0d" draw:opacity="100%" draw:stroke="none"/>
    </style:style>
    <style:style style:family="chart" style:name="Wal0">
      <style:graphic-properties draw:fill="solid" draw:fill-color="#0d0d0d" draw:opacity="100%" draw:stroke="none"/>
    </style:style>
    <style:style style:family="chart" style:name="GMa0">
      <style:graphic-properties draw:fill="none" draw:stroke="solid" svg:stroke-width="0.01042in" svg:stroke-color="#000000" svg:stroke-opacity="100%" draw:stroke-linejoin="round" svg:stroke-linecap="butt"/>
    </style:style>
    <style:style style:family="chart" style:name="GMa1">
      <style:graphic-properties draw:fill="none" draw:stroke="solid" svg:stroke-width="0.01042in" svg:stroke-color="#000000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100" chart:link-data-style-to-source="true" chart:visible="true" chart:logarithmic="false" chart:maximum="42698" chart:minimum="42628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tru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none" draw:stroke="non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ff0000" draw:opacity="100%" draw:stroke="none"/>
    </style:style>
    <style:style style:family="chart" style:name="Lgnd">
      <style:chart-properties chart:auto-position="false"/>
      <style:graphic-properties draw:fill="solid" draw:fill-color="#0d0d0d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svg:x="141.1300787401575pt" svg:y="182.2497637795276pt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Hoja1.$A$2:.$A$16"/>
            <chart:grid chart:class="major" chart:style-name="GMa1"/>
          </chart:axis>
          <chart:series chart:label-cell-address="Hoja1.$H$2" chart:values-cell-range-address="Hoja1.$H$2:.$H$16" chart:class="chart:bar" chart:attached-axis="primary-y" chart:style-name="G0S0">
            <chart:data-point chart:repeated="15"/>
          </chart:series>
          <chart:series chart:label-cell-address="Hoja1.$G$1" chart:values-cell-range-address="Hoja1.$G$2:.$G$16" chart:class="chart:bar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